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F92170C2EA7423B7.png" manifest:media-type="image/png"/>
  <manifest:file-entry manifest:full-path="Pictures/1000020100000200000001AF7A4B08FBB75D2C7B.png" manifest:media-type="image/png"/>
  <manifest:file-entry manifest:full-path="Pictures/10000201000004A1000004DFF659DEC3B1592174.png" manifest:media-type="image/png"/>
  <manifest:file-entry manifest:full-path="Pictures/10000201000004E40000033E9FE989553DE9EA7A.png" manifest:media-type="image/png"/>
  <manifest:file-entry manifest:full-path="Pictures/10000201000005A0000003C8CB1A541140F19CE7.png" manifest:media-type="image/png"/>
  <manifest:file-entry manifest:full-path="Pictures/10000201000001F000000145655496849DF6142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676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4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25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26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2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30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style:font-name="LM Sans 9"/>
    </style:style>
    <style:style style:name="P14" style:family="paragraph">
      <loext:graphic-properties draw:fill="solid" draw:fill-color="#ffffff"/>
      <style:text-properties style:font-name="LM Sans 9"/>
    </style:style>
    <style:style style:name="P15" style:family="paragraph">
      <style:paragraph-properties fo:margin-top="0.42cm" fo:margin-bottom="0.35cm" fo:text-align="center"/>
      <style:text-properties fo:font-size="10pt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2cm" fo:margin-bottom="0.35cm" fo:text-align="center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style:writing-mode="lr-tb"/>
      <style:text-properties fo:font-style="italic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paragraph-properties style:writing-mode="lr-tb"/>
      <style:text-properties fo:color="#0066b3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 style:writing-mode="lr-tb"/>
      <style:text-properties fo:font-size="18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1" fo:font-size="32pt" style:font-size-asian="32pt" style:font-size-complex="32pt"/>
    </style:style>
    <style:style style:name="T7" style:family="text">
      <style:text-properties style:font-name="LM Sans 121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fo:color="#c46200" fo:font-weight="bold" style:font-weight-asian="bold" style:font-weight-complex="bold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666666" fo:font-size="18pt"/>
    </style:style>
    <style:style style:name="T18" style:family="text">
      <style:text-properties fo:font-size="18pt"/>
    </style:style>
    <style:style style:name="T19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</text:span><text:span text:style-name="T1">Core </text:span><text:span text:style-name="T1">Deco</text:span><text:span text:style-name="T1">mpos</text:span><text:span text:style-name="T1">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</text:span><text:span text:style-name="T3">Networks </text:span><text:span text:style-name="T3">Analysis </text:span><text:span text:style-name="T3">and </text:span><text:span text:style-name="T3">Graph </text:span><text:span text:style-name="T3">Algorith</text:span><text:span text:style-name="T3">ms</text:span></text:p>
            <text:p text:style-name="P1"><text:span text:style-name="T4">Prof. </text:span><text:span text:style-name="T4">Carlos </text:span><text:span text:style-name="T4">“ChaTo”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</text:span><text:span text:style-name="T7">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</text:span><text:span text:style-name="T7">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3.715cm" svg:height="9.144cm" svg:x="14.17cm" svg:y="2.902cm">
          <draw:image xlink:href="Pictures/10000201000001F000000145655496849DF61424.png" xlink:type="simple" xlink:show="embed" xlink:actuate="onLoad" loext:mime-type="image/png">
            <text:p/>
          </draw:image>
        </draw:frame>
        <draw:frame draw:style-name="gr6" draw:text-style-name="P3" draw:layer="layout" svg:width="7.112cm" svg:height="2.639cm" svg:x="16.718cm" svg:y="12.954cm">
          <draw:image xlink:href="Pictures/10000201000001F000000145655496849DF61424.png" xlink:type="simple" xlink:show="embed" xlink:actuate="onLoad" loext:mime-type="image/png">
            <text:p/>
          </draw:image>
        </draw:frame>
        <draw:custom-shape draw:style-name="gr7" draw:text-style-name="P12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 text:style-name="P13"><text:span text:style-name="T9">G</text:span><text:span text:style-name="T9">r</text:span><text:span text:style-name="T9">e</text:span><text:span text:style-name="T9">e</text:span><text:span text:style-name="T9">n </text:span><text:span text:style-name="T9">h</text:span><text:span text:style-name="T9">y</text:span><text:span text:style-name="T9">d</text:span><text:span text:style-name="T9">r</text:span><text:span text:style-name="T9">a</text:span><text:span text:style-name="T9">u</text:span><text:span text:style-name="T9">li</text:span><text:span text:style-name="T9">c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8" draw:text-style-name="P14" draw:layer="layout" svg:width="5.891cm" svg:height="1.026cm" svg:x="19.51cm" svg:y="13.554cm">
          <draw:text-box>
            <text:p text:style-name="P13"><text:span text:style-name="T9">Y</text:span><text:span text:style-name="T9">e</text:span><text:span text:style-name="T9">ll</text:span><text:span text:style-name="T9">o</text:span><text:span text:style-name="T9">w</text:span><text:span text:style-name="T9"> </text:span><text:span text:style-name="T9">h</text:span><text:span text:style-name="T9">y</text:span><text:span text:style-name="T9">d</text:span><text:span text:style-name="T9">r</text:span><text:span text:style-name="T9">a</text:span><text:span text:style-name="T9">u</text:span><text:span text:style-name="T9">li</text:span><text:span text:style-name="T9">c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8" draw:text-style-name="P14" draw:layer="layout" svg:width="4.587cm" svg:height="1.026cm" svg:x="19.511cm" svg:y="14.454cm">
          <draw:text-box>
            <text:p text:style-name="P13"><text:span text:style-name="T9">E</text:span><text:span text:style-name="T9">l</text:span><text:span text:style-name="T9">e</text:span><text:span text:style-name="T9">c</text:span><text:span text:style-name="T9">t</text:span><text:span text:style-name="T9">ri</text:span><text:span text:style-name="T9">c</text:span><text:span text:style-name="T9">a</text:span><text:span text:style-name="T9">l </text:span><text:span text:style-name="T9">b</text:span><text:span text:style-name="T9">a</text:span><text:span text:style-name="T9">c</text:span><text:span text:style-name="T9">k</text:span><text:span text:style-name="T9">u</text:span><text:span text:style-name="T9">p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9" draw:text-style-name="P16" draw:layer="layout" svg:width="18.035cm" svg:height="0.926cm" svg:x="5.148cm" svg:y="14.986cm">
          <draw:text-box>
            <text:p text:style-name="P15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draw:name="Picture 3_0" draw:style-name="gr10" draw:text-style-name="P4" draw:layer="layout" svg:width="13.602cm" svg:height="9.144cm" svg:x="13.322cm" svg:y="3.556cm">
          <draw:image xlink:href="Pictures/10000201000005A0000003C8CB1A541140F19CE7.png" xlink:type="simple" xlink:show="embed" xlink:actuate="onLoad" loext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1" draw:text-style-name="P4" draw:layer="layout" svg:width="16.494cm" svg:height="10.922cm" svg:x="10.429cm" svg:y="3.564cm">
          <draw:image xlink:href="Pictures/10000201000004E40000033E9FE989553DE9EA7A.png" xlink:type="simple" xlink:show="embed" xlink:actuate="onLoad" loext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9" draw:text-style-name="P18" draw:layer="layout" svg:width="18.035cm" svg:height="0.926cm" svg:x="5.147cm" svg:y="14.986cm">
          <draw:text-box>
            <text:p text:style-name="P17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2" draw:text-style-name="P19" draw:layer="layout" svg:width="14.986cm" svg:height="15.771cm" svg:x="0.254cm" svg:y="0.027cm">
          <draw:image xlink:href="Pictures/10000201000004A1000004DFF659DEC3B1592174.png" xlink:type="simple" xlink:show="embed" xlink:actuate="onLoad" loext:mime-type="image/png">
            <text:p/>
          </draw:image>
        </draw:frame>
        <draw:custom-shape draw:style-name="gr13" draw:text-style-name="P1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9" draw:layer="layout" svg:x1="9.906cm" svg:y1="7.366cm" svg:x2="16.51cm" svg:y2="7.874cm">
          <text:p/>
        </draw:line>
        <draw:frame presentation:style-name="pr8" draw:text-style-name="P20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</text:span><text:span text:style-name="T14">-</text:span><text:span text:style-name="T14">c</text:span><text:span text:style-name="T14">o</text:span><text:span text:style-name="T14">r</text:span><text:span text:style-name="T14">e</text:span><text:span text:style-name="T14"> </text:span><text:span text:style-name="T14">d</text:span><text:span text:style-name="T14">e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i</text:span><text:span text:style-name="T14">t</text:span><text:span text:style-name="T14">i</text:span><text:span text:style-name="T14">o</text:span><text:span text:style-name="T14">n</text:span><text:line-break/>is a method to decompose<text:line-break/>a graph into <text:span text:style-name="T15">l</text:span><text:span text:style-name="T15">a</text:span><text:span text:style-name="T15">y</text:span><text:span text:style-name="T15">e</text:span><text:span text:style-name="T15">r</text:span><text:span text:style-name="T15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3">in the remaining graph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><text:span text:style-name="T16">Remove all nodes having degree 3 </text:span><text:span text:style-name="T13">in the remaining graph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5" draw:text-style-name="P19" draw:layer="layout" svg:width="14.081cm" svg:height="12.787cm" svg:x="13.208cm" svg:y="0.762cm">
          <draw:image xlink:href="Pictures/1000020100000200000001AF7A4B08FBB75D2C7B.png" xlink:type="simple" xlink:show="embed" xlink:actuate="onLoad" loext:mime-type="image/png">
            <text:p/>
          </draw:image>
        </draw:frame>
        <draw:frame draw:style-name="gr16" draw:text-style-name="P21" draw:layer="layout" svg:width="25.386cm" svg:height="0.963cm" svg:x="1.27cm" svg:y="14.612cm">
          <draw:text-box>
            <text:p><text:span text:style-name="T17"><text:a xlink:href="https://openi.nlm.nih.gov/detailedresult.php?img=3368241_fnagi-04-00013-g0001&amp;req=4" xlink:type="simple">https://openi.nlm.nih.gov/detailedresult.php?img=3368241_fnagi-04-00013-g0001&amp;req=4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9" draw:text-style-name="P18" draw:layer="layout" svg:width="18.035cm" svg:height="0.926cm" svg:x="5.149cm" svg:y="14.986cm">
          <draw:text-box>
            <text:p text:style-name="P17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draw:name="Picture 5" draw:style-name="gr17" draw:text-style-name="P4" draw:layer="layout" svg:width="8.655cm" svg:height="7.194cm" svg:x="0.661cm" svg:y="0.737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0" draw:style-name="gr18" draw:text-style-name="P4" draw:layer="layout" svg:width="8.654cm" svg:height="7.419cm" svg:x="9.859cm" svg:y="3.972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1" draw:style-name="gr19" draw:text-style-name="P4" draw:layer="layout" svg:width="8.655cm" svg:height="7.417cm" svg:x="19.031cm" svg:y="6.553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2" draw:layer="layout" svg:width="11.229cm" svg:height="3.506cm" svg:x="0.582cm" svg:y="0.502cm" presentation:class="title" presentation:user-transformed="true">
          <draw:text-box>
            <text:p><text:span text:style-name="T19">E</text:span><text:span text:style-name="T19">x</text:span><text:span text:style-name="T19">e</text:span><text:span text:style-name="T19">r</text:span><text:span text:style-name="T19">c</text:span><text:span text:style-name="T19">i</text:span><text:span text:style-name="T19">s</text:span><text:span text:style-name="T19">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0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1" draw:text-style-name="P1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1" draw:text-style-name="P1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1" draw:text-style-name="P1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1" draw:text-style-name="P1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1" draw:text-style-name="P1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1" draw:text-style-name="P1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1" draw:text-style-name="P1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1" draw:text-style-name="P1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1" draw:text-style-name="P1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1" draw:text-style-name="P1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1" draw:text-style-name="P1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1" draw:text-style-name="P1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1" draw:text-style-name="P1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1" draw:text-style-name="P1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2" draw:text-style-name="P24" draw:layer="layout" svg:width="13.528cm" svg:height="0.962cm" svg:x="13.904cm" svg:y="13.462cm">
          <draw:text-box>
            <text:p text:style-name="P23"><text:span text:style-name="T17"><text:a xlink:href="http://www.cpt.univ-mrs.fr/~barrat/NHM.pdf" xlink:type="simple">http://www.cpt.univ-mrs.fr/~barrat/NHM.pdf</text:a></text:span><text:span text:style-name="T18"><text:s/></text:span></text:p>
          </draw:text-box>
        </draw:frame>
        <draw:custom-shape draw:style-name="gr23" draw:text-style-name="P1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custom-shape draw:style-name="gr24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21" draw:text-style-name="P19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21" draw:text-style-name="P19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21" draw:text-style-name="P19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21" draw:text-style-name="P19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21" draw:text-style-name="P19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21" draw:text-style-name="P19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21" draw:text-style-name="P19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21" draw:text-style-name="P19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21" draw:text-style-name="P19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21" draw:text-style-name="P19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21" draw:text-style-name="P19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21" draw:text-style-name="P19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21" draw:text-style-name="P19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21" draw:text-style-name="P19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1" draw:text-style-name="P1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1" draw:text-style-name="P1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1" draw:text-style-name="P1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1" draw:text-style-name="P1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1" draw:text-style-name="P1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1" draw:text-style-name="P1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1" draw:text-style-name="P1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1" draw:text-style-name="P1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1" draw:text-style-name="P1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1" draw:text-style-name="P1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1" draw:text-style-name="P1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1" draw:text-style-name="P1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1" draw:text-style-name="P1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1" draw:text-style-name="P1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1" draw:text-style-name="P1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1" draw:text-style-name="P1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1" draw:text-style-name="P1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1" draw:text-style-name="P1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21" draw:text-style-name="P19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21" draw:text-style-name="P19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21" draw:text-style-name="P19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21" draw:text-style-name="P19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21" draw:text-style-name="P19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21" draw:text-style-name="P19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21" draw:text-style-name="P19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21" draw:text-style-name="P19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21" draw:text-style-name="P19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21" draw:text-style-name="P19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21" draw:text-style-name="P19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21" draw:text-style-name="P19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21" draw:text-style-name="P19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21" draw:text-style-name="P19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21" draw:text-style-name="P19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21" draw:text-style-name="P19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21" draw:text-style-name="P19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21" draw:text-style-name="P19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21" draw:text-style-name="P19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6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5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12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21" draw:text-style-name="P19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21" draw:text-style-name="P19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21" draw:text-style-name="P19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21" draw:text-style-name="P19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21" draw:text-style-name="P19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9" draw:text-style-name="P27" xml:id="id79" draw:id="id79" draw:layer="layout" svg:width="1.016cm" svg:height="1.016cm" svg:x="21.285cm" svg:y="2.964cm">
          <text:p text:style-name="P2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78" draw:id="id78" draw:layer="layout" svg:width="1.016cm" svg:height="1.016cm" svg:x="18.857cm" svg:y="4.565cm">
          <text:p text:style-name="P2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1" draw:id="id81" draw:layer="layout" svg:width="1.016cm" svg:height="1.016cm" svg:x="21.285cm" svg:y="6.398cm">
          <text:p text:style-name="P2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5" draw:id="id85" draw:layer="layout" svg:width="1.016cm" svg:height="1.016cm" svg:x="23.798cm" svg:y="8.198cm">
          <text:p text:style-name="P2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0" draw:id="id80" draw:layer="layout" svg:width="1.016cm" svg:height="1.016cm" svg:x="23.736cm" svg:y="4.666cm">
          <text:p text:style-name="P2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6" draw:id="id86" draw:layer="layout" svg:width="1.016cm" svg:height="1.016cm" svg:x="26.137cm" svg:y="6.467cm">
          <text:p text:style-name="P2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2" draw:id="id82" draw:layer="layout" svg:width="1.016cm" svg:height="1.016cm" svg:x="18.857cm" svg:y="8.044cm">
          <text:p text:style-name="P2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3" draw:id="id83" draw:layer="layout" svg:width="1.016cm" svg:height="1.016cm" svg:x="21.285cm" svg:y="10.133cm">
          <text:p text:style-name="P25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84" draw:id="id84" draw:layer="layout" svg:width="1.016cm" svg:height="1.016cm" svg:x="21.285cm" svg:y="13.267cm">
          <text:p text:style-name="P25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9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21" draw:text-style-name="P19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21" draw:text-style-name="P19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21" draw:text-style-name="P19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21" draw:text-style-name="P19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21" draw:text-style-name="P19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21" draw:text-style-name="P19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21" draw:text-style-name="P19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21" draw:text-style-name="P19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21" draw:text-style-name="P19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21" draw:text-style-name="P19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21" draw:text-style-name="P19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21" draw:text-style-name="P19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21" draw:text-style-name="P19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30" draw:text-style-name="P28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1" draw:text-style-name="P19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21" draw:text-style-name="P19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43:11.324901217</dc:date>
    <meta:editing-duration>PT8H9M58S</meta:editing-duration>
    <meta:editing-cycles>90</meta:editing-cycles>
    <meta:generator>LibreOffice/6.4.7.2$Linux_X86_64 LibreOffice_project/40$Build-2</meta:generator>
    <dc:creator>Carlos Castillo</dc:creator>
    <meta:document-statistic meta:object-count="353"/>
  </office:meta>
</office:document-meta>
</file>

<file path=Object 1/content.xml><?xml version="1.0" encoding="utf-8"?>
<math xmlns="http://www.w3.org/1998/Math/MathML" display="block"/>
</file>